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7000001F8697F0DDD.png" manifest:media-type=""/>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text-properties officeooo:paragraph-rsid="0025fa58"/>
    </style:style>
    <style:style style:name="P6" style:family="paragraph" style:parent-style-name="tituloCornea">
      <style:text-properties officeooo:paragraph-rsid="002a11b5"/>
    </style:style>
    <style:style style:name="P7" style:family="paragraph" style:parent-style-name="tituloCornea">
      <style:paragraph-properties fo:margin-top="1.21cm" fo:margin-bottom="1cm" style:contextual-spacing="false"/>
      <style:text-properties officeooo:paragraph-rsid="002a11b5"/>
    </style:style>
    <style:style style:name="P8" style:family="paragraph" style:parent-style-name="tituloCornea">
      <style:paragraph-properties fo:margin-top="0cm" fo:margin-bottom="0cm" style:contextual-spacing="false" fo:line-height="100%"/>
      <style:text-properties officeooo:paragraph-rsid="002a11b5"/>
    </style:style>
    <style:style style:name="P9" style:family="paragraph" style:parent-style-name="tituloCornea">
      <style:paragraph-properties fo:margin-top="0cm" fo:margin-bottom="0.423cm" style:contextual-spacing="false" fo:line-height="100%"/>
      <style:text-properties officeooo:paragraph-rsid="002a11b5"/>
    </style:style>
    <style:style style:name="P10" style:family="paragraph" style:parent-style-name="HNormalTimes_20_Car_20_Car_20_Car_20_Car_20_Car_20_Car_20_Car">
      <style:text-properties officeooo:paragraph-rsid="0025fa58"/>
    </style:style>
    <style:style style:name="P11" style:family="paragraph" style:parent-style-name="HNormalTimes_20_Car_20_Car_20_Car_20_Car_20_Car_20_Car_20_Car">
      <style:text-properties officeooo:paragraph-rsid="002a11b5"/>
    </style:style>
    <style:style style:name="P12" style:family="paragraph" style:parent-style-name="HCuentoCorto" style:master-page-name="First_20_Page">
      <style:paragraph-properties style:page-number="auto" fo:break-before="page"/>
      <style:text-properties officeooo:paragraph-rsid="002a11b5"/>
    </style:style>
    <style:style style:name="P13" style:family="paragraph" style:parent-style-name="normalCornea">
      <style:text-properties officeooo:paragraph-rsid="002a11b5"/>
    </style:style>
    <style:style style:name="P14" style:family="paragraph" style:parent-style-name="normalCornea">
      <style:paragraph-properties fo:line-height="100%" fo:text-align="center" style:justify-single-word="false"/>
      <style:text-properties fo:font-style="italic" officeooo:paragraph-rsid="002a11b5" style:font-style-asian="italic"/>
    </style:style>
    <style:style style:name="P15" style:family="paragraph" style:parent-style-name="normalCornea">
      <style:paragraph-properties fo:margin-top="0cm" fo:margin-bottom="0.499cm" style:contextual-spacing="false" fo:line-height="100%" fo:text-align="center" style:justify-single-word="false"/>
      <style:text-properties officeooo:paragraph-rsid="002a11b5" style:font-size-complex="14pt"/>
    </style:style>
    <style:style style:name="P16" style:family="paragraph" style:parent-style-name="normalCornea">
      <style:paragraph-properties fo:margin-top="0cm" fo:margin-bottom="0.423cm" style:contextual-spacing="false" fo:line-height="100%" fo:text-align="center" style:justify-single-word="false"/>
      <style:text-properties fo:font-style="italic" officeooo:paragraph-rsid="002a11b5" style:font-style-asian="italic"/>
    </style:style>
    <style:style style:name="T1" style:family="text">
      <style:text-properties officeooo:rsid="0025fa58"/>
    </style:style>
    <style:style style:name="T2" style:family="text">
      <style:text-properties officeooo:rsid="0026e722"/>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ize="10pt" officeooo:rsid="001f9a1f" style:font-size-asian="10pt" style:font-size-complex="10pt"/>
    </style:style>
    <style:style style:name="T8" style:family="text">
      <style:text-properties fo:font-size="10pt" officeooo:rsid="0021f9c8" style:font-size-asian="10pt" style:font-size-complex="10pt"/>
    </style:style>
    <style:style style:name="T9" style:family="text">
      <style:text-properties fo:font-style="italic" style:font-style-asian="italic"/>
    </style:style>
    <style:style style:name="T10" style:family="text">
      <style:text-properties officeooo:rsid="002af732"/>
    </style:style>
    <style:style style:name="T11" style:family="text">
      <style:text-properties officeooo:rsid="002d02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1">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7">Virgen del estereograma</text:p>
      <text:p text:style-name="P13">Amarilis era una travestida devota. Antes de salir a trabajar se persignaba y apagaba las veladoras, prometiendo a la virgencita que las encendería al regreso. El taxi las <text:soft-page-break/>esperaba frente a la vulcanizadora. Lo compartía con otras dos chicas. El taxista hablaba poco. Buenas noches, Amarilis. Buenas noches, don Felipe. Ese día habían decidido partir media hora antes porque era viernes y habría más 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P13">La mataron ese viernes. Ocurrió muy rápido. Lo último que sus pupilas vieron antes de apagarse no fue el manto de la virgencita, sino dos palabras tatuadas en el antebrazo que la acuchillaba: </text:p>
      <text:p text:style-name="P6">Macho Estéreo</text:p>
      <text:p text:style-name="P13">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text:soft-page-break/>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P13">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P13">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P6">Un travesti asesinado </text:p>
      <text:p text:style-name="P13"><text:span text:style-name="T9">La Jornada, 8 de abril.</text:span> El cuerpo sin vida de Félix López, alias Amarilis, de 27 años, fue encontrado ayer por la madrugada en el Hotel Encanto ubicado en la colonia Escandón. Elementos de la policía capitalina informaron que el cadáver del hoy <text:soft-page-break/>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P6">Círculo Guadalupano de Donadores de Órganos</text:p>
      <text:p text:style-name="P13">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P6">Estereogramas “Nadia”</text:p>
      <text:p text:style-name="P13">El puesto vendía cuadros puntillistas poblados de colores en donde el ingeniero no logró reconocer figura alguna. ¿Qué son? Estereogramas, galán. ¿Se venden? Sí, muy bien, están muy a la moda. ¿Qué representan? Ese de ahí es San Juan Diego Vidente, <text:soft-page-break/>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P6">¿Qué son los estereogramas?</text:p>
      <text:p text:style-name="P13">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P6">¿Qué debo hacer para verlos?</text:p>
      <text:p text:style-name="P13">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P13">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text:soft-page-break/>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P13">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P6">El trasplante de córnea</text:p>
      <text:p text:style-name="P13">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text:soft-page-break/>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P13">El anestesista inyectó una sustancia para abolir la sensibilidad de los nervios ópticos. El ingeniero entró en un túnel. La oscuridad era apenas perturbada por 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P13">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text:soft-page-break/>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P13">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15"><text:soft-page-break/><draw:frame draw:style-name="fr2" draw:name="Image2" text:anchor-type="as-char" svg:y="-11.624cm" svg:width="14.654cm" svg:height="11.412cm" draw:z-index="1"><draw:image xlink:href="Pictures/1000000000000287000001F8697F0DDD.png" xlink:type="simple" xlink:show="embed" xlink:actuate="onLoad"/></draw:frame></text:p>
      <text:p text:style-name="P13">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P13">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P13"><text:soft-page-break/></text:p>
      <text:p text:style-name="P13">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P13">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P6">¿Qué pasó, papacito, te vas a animar?</text:p>
      <text:p text:style-name="P13">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text:soft-page-break/>su tórax. A la altura de la calle de 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P13">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P13">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P13">Una mesera tocó la puerta, dejó una bandeja de ostiones gratinadas y una botella de <text:soft-page-break/>vino blanca. Pineda esperó a que saliera para poner sobre la mesa una pila de informes veteadas de cifras rojas. La ingeniera se sirvió más Osa Negra. </text:p>
      <text:p text:style-name="P13">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8">usuario: oJo</text:p>
      <text:p text:style-name="P9">clave: mUcHo_OjO</text:p>
      <text:p text:style-name="P13">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text:soft-page-break/>movimientos de la boca de Pinedita, cuya labia económica-financiera ahora culpa a la crisis de la petróleo, sin percatarse de que a cada nueva vaso de Osa Negra que Francisco se sirve, su silla se aproxima cada vez más. Pineda observa su reloj y advierte que prontas habrán 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P13">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P13">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text:soft-page-break/>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P13">Francisco había tomado una estereograma, había buscado su billetera, había pagado <text:soft-page-break/>con una billete de quinientos, se había acercado a la merolica y, conforme se acercaba, una mancha negra se había dibujado sobre la transparencia esférica de la córnea hasta adquirir la forma de una bigote. </text:p>
      <text:p text:style-name="P13">La merolica le regresó cuatro cientos cincuenta. Tatuada en el antebrazo que le daba cambio, la córnea leyó: </text:p>
      <text:p text:style-name="P6">Macha Estéreo</text:p>
      <text:p text:style-name="P13">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14">Hijo </text:p>
      <text:p text:style-name="P14">Has cometido un crimen que no tiene perdón.</text:p>
      <text:p text:style-name="P14">Maquillar estados financieros es un pecado de leso capitalismo.</text:p>
      <text:p text:style-name="P16">Te vas a arrepentir por el resto de tus días.</text:p>
      <text:p text:style-name="P13">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P13">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P6">Detienen a presunto asesino de travestis</text:p>
      <text:p text:style-name="P13"><text:span text:style-name="T9">La Jornada, 7 de agosto. </text:span>Elementos de la policía capitalina detuvieron ayer a Jorge Adalberto Tablas, presunto responsable de la serie de asesinatos de travestis que asoló <text:soft-page-break/>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P6">Detienen a directivos de Banco Unión ligados con desfalco </text:p>
      <text:p text:style-name="P13"><text:span text:style-name="T9">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text:soft-page-break/>espera que pronto pase a engrosar la lista de </text:p>
      <text:p text:style-name="P6">Reclusos en el Varonil Oriente</text:p>
      <text:p text:style-name="P13">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P13">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6e722"/>
    </style:style>
    <style:style style:name="MT2" style:family="text">
      <style:text-properties officeooo:rsid="0025fa58"/>
    </style:style>
    <style:style style:name="MT3" style:family="text">
      <style:text-properties officeooo:rsid="002d021a"/>
    </style:style>
    <style:style style:name="MT4" style:family="text">
      <style:text-properties officeooo:rsid="00213930"/>
    </style:style>
    <style:style style:name="MT5" style:family="text">
      <style:text-properties fo:font-size="12pt" style:font-size-asian="12pt" style:font-size-complex="12pt"/>
    </style:style>
    <style:style style:name="MT6" style:family="text"/>
    <style:style style:name="MT7" style:family="text">
      <style:text-properties officeooo:rsid="001f9a1f"/>
    </style:style>
    <style:style style:name="MT8" style:family="text">
      <style:text-properties fo:font-style="normal" officeooo:rsid="00213930" style:font-style-asian="normal" style:font-style-complex="normal"/>
    </style:style>
    <style:style style:name="MT9" style:family="text">
      <style:text-properties fo:font-size="10pt" officeooo:rsid="001f9a1f" style:font-size-asian="10pt" style:font-size-complex="10pt"/>
    </style:style>
    <style:style style:name="MT10"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V</text:span><text:span text:style-name="MT2">irgen del </text:span><text:span text:style-name="MT3">estereograma</text:span><text:span text:style-name="MT4"><text:tab/></text:span><text:tab/><text:span text:style-name="MT4">versión final</text:span></text:p>
      </style:header>
      <style:footer>
        <text:p text:style-name="MP2">@harmodio<text:tab/><text:span text:style-name="MT5"><text:page-number text:select-page="current">17</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4">@harmodio<text:tab/></text:span><text:span text:style-name="MT7"><text:tab/></text:span><text:span text:style-name="MT8">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9">Usted es libre de copiar, distribuir, remezclar, transformar, </text:span><text:span text:style-name="MT10">editar, publicar</text:span><text:span text:style-name="MT9"> </text:span><text:span text:style-name="MT10">o</text:span><text:span text:style-name="MT9"> hacer uso comercial de </text:span><text:span text:style-name="MT10">este texto </text:span><text:span text:style-name="MT9">de acuerdo a las condiciones de la licencia copyleft cc-by-sa</text:span><text:span text:style-name="MT7"><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1-08T12:22:09</dc:date>
    <meta:editing-duration>P12DT10H30M52S</meta:editing-duration>
    <meta:editing-cycles>228</meta:editing-cycles>
    <meta:generator>LibreOffice/4.0.5.2$Linux_X86_64 LibreOffice_project/400m0$Build-2</meta:generator>
    <meta:print-date>2012-02-10T13:21:24</meta:print-date>
    <meta:document-statistic meta:table-count="0" meta:image-count="2" meta:object-count="0" meta:page-count="17" meta:paragraph-count="62" meta:word-count="5592" meta:character-count="33146" meta:non-whitespace-character-count="27574"/>
  </office:meta>
</office:document-meta>
</file>